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172.4pt"/>
    </style:style>
    <style:style style:name="co4" style:family="table-column">
      <style:table-column-properties fo:break-before="auto" style:column-width="300.19pt"/>
    </style:style>
    <style:style style:name="co5" style:family="table-column">
      <style:table-column-properties fo:break-before="auto" style:column-width="575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name-asian="WenQuanYi Zen Hei Sharp" style:font-size-asian="12pt" style:font-size-complex="12pt"/>
    </style:style>
    <style:style style:name="ce4" style:family="table-cell" style:parent-style-name="Default">
      <style:text-properties style:font-name="Courier New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font-name="Courier New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name-asian="WenQuanYi Zen Hei Sharp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ext-properties style:font-name="Courier New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Courier New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ourier New" fo:font-size="12pt" style:font-size-asian="12pt" style:font-size-complex="12pt"/>
    </style:style>
    <style:style style:name="ce21" style:family="table-cell" style:parent-style-name="Default">
      <style:table-cell-properties fo:wrap-option="wra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6" table:default-cell-style-name="ce4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7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ob_ena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0_from_micro[0]</text:p>
          </table:table-cell>
          <table:table-cell office:value-type="string" calcext:value-type="string">
            <text:p>Address input to PSD0 (bit 0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0_from_micro[1]</text:p>
          </table:table-cell>
          <table:table-cell office:value-type="string" calcext:value-type="string">
            <text:p>Address input to PSD0 (bit 1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0_from_micro[2]</text:p>
          </table:table-cell>
          <table:table-cell office:value-type="string" calcext:value-type="string">
            <text:p>Address input to PSD0 (bit 2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0_from_micro[3]</text:p>
          </table:table-cell>
          <table:table-cell office:value-type="string" calcext:value-type="string">
            <text:p>Address input to PSD0 (bit 3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0_from_micro[4]</text:p>
          </table:table-cell>
          <table:table-cell office:value-type="string" calcext:value-type="string">
            <text:p>Address input to PSD0 (bit 4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1_from_micro[0]</text:p>
          </table:table-cell>
          <table:table-cell office:value-type="string" calcext:value-type="string">
            <text:p>Address input to PSD1 (bit 0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1_from_micro[1]</text:p>
          </table:table-cell>
          <table:table-cell office:value-type="string" calcext:value-type="string">
            <text:p>Address input to PSD1 (bit 1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1_from_micro[2]</text:p>
          </table:table-cell>
          <table:table-cell office:value-type="string" calcext:value-type="string">
            <text:p>Address input to PSD1 (bit 2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1_from_micro[3]</text:p>
          </table:table-cell>
          <table:table-cell office:value-type="string" calcext:value-type="string">
            <text:p>Address input to PSD1 (bit 3)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ddr_in_1_from_micro[4]</text:p>
          </table:table-cell>
          <table:table-cell office:value-type="string" calcext:value-type="string">
            <text:p>Address input to PSD1 (bit 4)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0_from_micro</text:p>
          </table:table-cell>
          <table:table-cell office:value-type="string" calcext:value-type="string">
            <text:p>PSD chip 0 address direction selection line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1_from_micro</text:p>
          </table:table-cell>
          <table:table-cell office:value-type="string" calcext:value-type="string">
            <text:p>PSD chip 1 address direction selection line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_addr_0_micro[0]</text:p>
          </table:table-cell>
          <table:table-cell office:value-type="string" calcext:value-type="string">
            <text:p>PSD chip 0 sub channel select bit 0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_addr_0_micro[1]</text:p>
          </table:table-cell>
          <table:table-cell office:value-type="string" calcext:value-type="string">
            <text:p>PSD chip 0 sub channel select bit 1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_addr_1_micro[0]</text:p>
          </table:table-cell>
          <table:table-cell office:value-type="string" calcext:value-type="string">
            <text:p>PSD chip 1 sub channel select bit 0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_addr_1_micro[1]</text:p>
          </table:table-cell>
          <table:table-cell office:value-type="string" calcext:value-type="string">
            <text:p>PSD chip 1 sub channel select bit 1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or_sel[0]</text:p>
          </table:table-cell>
          <table:table-cell office:value-type="string" calcext:value-type="string">
            <text:p>Choose which OR gets routed out to the pin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or_sel[1]</text:p>
          </table:table-cell>
          <table:table-cell office:value-type="string" calcext:value-type="string">
            <text:p>00 = PSD0 OR <text:s/>01 == use PSD1 OR <text:s/>1x = use CFD OR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cfd_out_sel</text:p>
          </table:table-cell>
          <table:table-cell office:value-type="string" calcext:value-type="string">
            <text:p>Select either PSD 0 or PSD1 CFD output to route to pin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psd_intx_out_sel</text:p>
          </table:table-cell>
          <table:table-cell office:value-type="string" calcext:value-type="string">
            <text:p>Select either psd_intx_out_1 or psd_intx_out_0</text:p>
          </table:table-cell>
          <table:table-cell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orce_reset_from_micro</text:p>
          </table:table-cell>
          <table:table-cell office:value-type="string" calcext:value-type="string">
            <text:p>Force an analog reset on PSD chips</text:p>
          </table:table-cell>
          <table:table-cell/>
          <table:table-cell table:style-name="ce2"/>
        </table:table-row>
        <table:table-row table:style-name="ro1" table:number-rows-repeated="2">
          <table:table-cell table:number-columns-repeated="7"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ou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0 (bit 0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out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0 (bit 1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out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0 (bit 2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out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0 (bit 3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out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0 (bit 4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ou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1 (bit 0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out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1 (bit 1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out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1 (bit 2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out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1 (bit 3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out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ress out of PSD 1 (bit 4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usy_out</text:p>
          </table:table-cell>
          <table:table-cell table:style-name="ce9" office:value-type="string" calcext:value-type="string">
            <text:p>Busy out signal to busy tri-state circui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9" office:value-type="string" calcext:value-type="string">
            <text:p>Octal DAC load signal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9" office:value-type="string" calcext:value-type="string">
            <text:p>Octal DAC serial clock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test_mode_int_0</text:p>
          </table:table-cell>
          <table:table-cell office:value-type="string" calcext:value-type="string">
            <text:p>PSD chip 0 test integrator enable (Active High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test_mode_int_1</text:p>
          </table:table-cell>
          <table:table-cell office:value-type="string" calcext:value-type="string">
            <text:p>PSD chip 1 test integrator enable is (Active High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fpga output pin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fpga output pin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fpgaoutput pin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fpga output pin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fpga output pin)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4"/>
          <table:table-cell table:style-name="ce4"/>
          <table:table-cell table:number-columns-repeated="3"/>
        </table:table-row>
        <table:table-row table:style-name="ro2" table:number-rows-repeated="1048306">
          <table:table-cell table:number-columns-repeated="8"/>
        </table:table-row>
        <table:table-row table:style-name="ro3" table:number-rows-repeated="6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  <number:text>.</number:text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0T07:24:35.917064681</meta:creation-date>
    <dc:date>2025-01-23T10:31:06.862313673</dc:date>
    <meta:editing-duration>PT5H47M36S</meta:editing-duration>
    <meta:editing-cycles>106</meta:editing-cycles>
    <meta:generator>LibreOffice/5.3.6.1$Linux_X86_64 LibreOffice_project/30$Build-1</meta:generator>
    <meta:document-statistic meta:table-count="1" meta:cell-count="1128" meta:object-count="0"/>
  </office:meta>
</office:document-meta>
</file>